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17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4661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ps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4th X King</text:p>
          </table:table-cell>
          <table:table-cell office:value-type="string" calcext:value-type="string">
            <text:p>SFK</text:p>
          </table:table-cell>
          <table:table-cell office:value-type="string" calcext:value-type="string">
            <text:p>Express</text:p>
          </table:table-cell>
          <table:table-cell office:value-type="float" office:value="37.776774" calcext:value-type="float">
            <text:p>37.776774</text:p>
          </table:table-cell>
          <table:table-cell office:value-type="float" office:value="-122.394874" calcext:value-type="float">
            <text:p>-122.394874</text:p>
          </table:table-cell>
          <table:table-cell office:value-type="string" calcext:value-type="string">
            <text:p>700 4th St., San Francisco 94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22nd Street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Express</text:p>
          </table:table-cell>
          <table:table-cell office:value-type="float" office:value="37.757627" calcext:value-type="float">
            <text:p>37.757627</text:p>
          </table:table-cell>
          <table:table-cell office:value-type="float" office:value="-122.392143" calcext:value-type="float">
            <text:p>-122.392143</text:p>
          </table:table-cell>
          <table:table-cell office:value-type="string" calcext:value-type="string">
            <text:p>1149 22nd St., San Francisco 94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yshor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Local</text:p>
          </table:table-cell>
          <table:table-cell office:value-type="float" office:value="37.70947" calcext:value-type="float">
            <text:p>37.70947</text:p>
          </table:table-cell>
          <table:table-cell office:value-type="float" office:value="-122.401434" calcext:value-type="float">
            <text:p>-122.401434</text:p>
          </table:table-cell>
          <table:table-cell office:value-type="string" calcext:value-type="string">
            <text:p>400 Tunnel Ave., San Francisco 94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 San Francisco</text:p>
          </table:table-cell>
          <table:table-cell office:value-type="string" calcext:value-type="string">
            <text:p>South City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Express</text:p>
          </table:table-cell>
          <table:table-cell office:value-type="float" office:value="37.6564234723253" calcext:value-type="float">
            <text:p>37.6564234723253</text:p>
          </table:table-cell>
          <table:table-cell office:value-type="float" office:value="-122.404688247971" calcext:value-type="float">
            <text:p>-122.404688247971</text:p>
          </table:table-cell>
          <table:table-cell office:value-type="string" calcext:value-type="string">
            <text:p>590 Dubuque Ave., South SF 94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n Bruno</text:p>
          </table:table-cell>
          <table:table-cell office:value-type="string" calcext:value-type="string">
            <text:p>SBR</text:p>
          </table:table-cell>
          <table:table-cell office:value-type="string" calcext:value-type="string">
            <text:p>Local</text:p>
          </table:table-cell>
          <table:table-cell office:value-type="float" office:value="37.631451" calcext:value-type="float">
            <text:p>37.631451</text:p>
          </table:table-cell>
          <table:table-cell office:value-type="float" office:value="-122.411479" calcext:value-type="float">
            <text:p>-122.411479</text:p>
          </table:table-cell>
          <table:table-cell office:value-type="string" calcext:value-type="string">
            <text:p>833  San Mateo Ave., San Bruno 94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llbrae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xpress</text:p>
          </table:table-cell>
          <table:table-cell office:value-type="float" office:value="37.599312" calcext:value-type="float">
            <text:p>37.599312</text:p>
          </table:table-cell>
          <table:table-cell office:value-type="float" office:value="-122.386916" calcext:value-type="float">
            <text:p>-122.386916</text:p>
          </table:table-cell>
          <table:table-cell office:value-type="string" calcext:value-type="string">
            <text:p>100 California Drive, Millbrae 94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rlingame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BWY</text:p>
          </table:table-cell>
          <table:table-cell office:value-type="string" calcext:value-type="string">
            <text:p>Weekends</text:p>
          </table:table-cell>
          <table:table-cell office:value-type="float" office:value="37.587605" calcext:value-type="float">
            <text:p>37.587605</text:p>
          </table:table-cell>
          <table:table-cell office:value-type="float" office:value="-122.36303" calcext:value-type="float">
            <text:p>-122.36303</text:p>
          </table:table-cell>
          <table:table-cell office:value-type="string" calcext:value-type="string">
            <text:p>1190 California Drive, Burlingame 94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rlingame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Local</text:p>
          </table:table-cell>
          <table:table-cell office:value-type="float" office:value="37.579975" calcext:value-type="float">
            <text:p>37.579975</text:p>
          </table:table-cell>
          <table:table-cell office:value-type="float" office:value="-122.345102" calcext:value-type="float">
            <text:p>-122.345102</text:p>
          </table:table-cell>
          <table:table-cell office:value-type="string" calcext:value-type="string">
            <text:p>290 California Drive, Burlingame 94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n Mateo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Express</text:p>
          </table:table-cell>
          <table:table-cell office:value-type="float" office:value="37.5678834671693" calcext:value-type="float">
            <text:p>37.5678834671693</text:p>
          </table:table-cell>
          <table:table-cell office:value-type="float" office:value="-122.324118445637" calcext:value-type="float">
            <text:p>-122.324118445637</text:p>
          </table:table-cell>
          <table:table-cell office:value-type="string" calcext:value-type="string">
            <text:p>385 First Ave., San Mateo 94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Hayward Park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Local</text:p>
          </table:table-cell>
          <table:table-cell office:value-type="float" office:value="37.552676" calcext:value-type="float">
            <text:p>37.552676</text:p>
          </table:table-cell>
          <table:table-cell office:value-type="float" office:value="-122.308953" calcext:value-type="float">
            <text:p>-122.308953</text:p>
          </table:table-cell>
          <table:table-cell office:value-type="string" calcext:value-type="string">
            <text:p>401 Concar Drive, San Mateo 94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Hillsdale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Express</text:p>
          </table:table-cell>
          <table:table-cell office:value-type="float" office:value="37.541840499709" calcext:value-type="float">
            <text:p>37.541840499709</text:p>
          </table:table-cell>
          <table:table-cell office:value-type="float" office:value="-122.30112148622" calcext:value-type="float">
            <text:p>-122.30112148622</text:p>
          </table:table-cell>
          <table:table-cell office:value-type="string" calcext:value-type="string">
            <text:p>50 E. 28th Avenue, San Mate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elmont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Local</text:p>
          </table:table-cell>
          <table:table-cell office:value-type="float" office:value="37.529269" calcext:value-type="float">
            <text:p>37.529269</text:p>
          </table:table-cell>
          <table:table-cell office:value-type="float" office:value="-122.287299" calcext:value-type="float">
            <text:p>-122.287299</text:p>
          </table:table-cell>
          <table:table-cell office:value-type="string" calcext:value-type="string">
            <text:p>995 El Camino Real, Belmont 94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n Carlos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Local</text:p>
          </table:table-cell>
          <table:table-cell office:value-type="float" office:value="37.495957" calcext:value-type="float">
            <text:p>37.495957</text:p>
          </table:table-cell>
          <table:table-cell office:value-type="float" office:value="-122.246926" calcext:value-type="float">
            <text:p>-122.246926</text:p>
          </table:table-cell>
          <table:table-cell office:value-type="string" calcext:value-type="string">
            <text:p>599 El Camino Real, San Carlos 940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dwood City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Express</text:p>
          </table:table-cell>
          <table:table-cell office:value-type="float" office:value="37.484364" calcext:value-type="float">
            <text:p>37.484364</text:p>
          </table:table-cell>
          <table:table-cell office:value-type="float" office:value="-122.233037" calcext:value-type="float">
            <text:p>-122.233037</text:p>
          </table:table-cell>
          <table:table-cell office:value-type="string" calcext:value-type="string">
            <text:p>1 James Ave., Redwood City, Ca. 94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enlo Park</text:p>
          </table:table-cell>
          <table:table-cell office:value-type="string" calcext:value-type="string">
            <text:p>MPK</text:p>
          </table:table-cell>
          <table:table-cell office:value-type="string" calcext:value-type="string">
            <text:p>Limited</text:p>
          </table:table-cell>
          <table:table-cell office:value-type="float" office:value="37.454802" calcext:value-type="float">
            <text:p>37.454802</text:p>
          </table:table-cell>
          <table:table-cell office:value-type="float" office:value="-122.182572" calcext:value-type="float">
            <text:p>-122.182572</text:p>
          </table:table-cell>
          <table:table-cell office:value-type="string" calcext:value-type="string">
            <text:p>1120 Merrill St., Menlo Park 94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lo Alto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Express</text:p>
          </table:table-cell>
          <table:table-cell office:value-type="float" office:value="37.44347" calcext:value-type="float">
            <text:p>37.44347</text:p>
          </table:table-cell>
          <table:table-cell office:value-type="float" office:value="-122.1652" calcext:value-type="float">
            <text:p>-122.1652</text:p>
          </table:table-cell>
          <table:table-cell office:value-type="string" calcext:value-type="string">
            <text:p>95 University Ave., Palo Alto 9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Football Games</text:p>
          </table:table-cell>
          <table:table-cell office:value-type="float" office:value="37.438205" calcext:value-type="float">
            <text:p>37.438205</text:p>
          </table:table-cell>
          <table:table-cell office:value-type="float" office:value="-122.156016" calcext:value-type="float">
            <text:p>-122.156016</text:p>
          </table:table-cell>
          <table:table-cell office:value-type="string" calcext:value-type="string">
            <text:p>100 Embarcadero Rd., Palo Alto 9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California Avenu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imited</text:p>
          </table:table-cell>
          <table:table-cell office:value-type="float" office:value="37.428447" calcext:value-type="float">
            <text:p>37.428447</text:p>
          </table:table-cell>
          <table:table-cell office:value-type="float" office:value="-122.142698" calcext:value-type="float">
            <text:p>-122.142698</text:p>
          </table:table-cell>
          <table:table-cell office:value-type="string" calcext:value-type="string">
            <text:p>101 California Ave., Palo Alto 94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Limited</text:p>
          </table:table-cell>
          <table:table-cell office:value-type="float" office:value="37.405311" calcext:value-type="float">
            <text:p>37.405311</text:p>
          </table:table-cell>
          <table:table-cell office:value-type="float" office:value="-122.105078" calcext:value-type="float">
            <text:p>-122.105078</text:p>
          </table:table-cell>
          <table:table-cell office:value-type="string" calcext:value-type="string">
            <text:p>190 Showers Drive, Mountain View, 94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untain View</text:p>
          </table:table-cell>
          <table:table-cell office:value-type="string" calcext:value-type="string">
            <text:p>MVW</text:p>
          </table:table-cell>
          <table:table-cell office:value-type="string" calcext:value-type="string">
            <text:p>Express</text:p>
          </table:table-cell>
          <table:table-cell office:value-type="float" office:value="37.394507" calcext:value-type="float">
            <text:p>37.394507</text:p>
          </table:table-cell>
          <table:table-cell office:value-type="float" office:value="-122.077767" calcext:value-type="float">
            <text:p>-122.077767</text:p>
          </table:table-cell>
          <table:table-cell office:value-type="string" calcext:value-type="string">
            <text:p>600 W. Evelyn Ave., Mountain View 94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nnyva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xpress</text:p>
          </table:table-cell>
          <table:table-cell office:value-type="float" office:value="37.377622" calcext:value-type="float">
            <text:p>37.377622</text:p>
          </table:table-cell>
          <table:table-cell office:value-type="float" office:value="-122.030186" calcext:value-type="float">
            <text:p>-122.030186</text:p>
          </table:table-cell>
          <table:table-cell office:value-type="string" calcext:value-type="string">
            <text:p>121 W. Evelyn Ave., Sunnyvale 94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mited</text:p>
          </table:table-cell>
          <table:table-cell office:value-type="float" office:value="37.37244" calcext:value-type="float">
            <text:p>37.37244</text:p>
          </table:table-cell>
          <table:table-cell office:value-type="float" office:value="-121.996885" calcext:value-type="float">
            <text:p>-121.996885</text:p>
          </table:table-cell>
          <table:table-cell office:value-type="string" calcext:value-type="string">
            <text:p>137 San Zeno Way, Sunnyvale 9408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nta Clara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Limited</text:p>
          </table:table-cell>
          <table:table-cell office:value-type="float" office:value="37.352196" calcext:value-type="float">
            <text:p>37.352196</text:p>
          </table:table-cell>
          <table:table-cell office:value-type="float" office:value="-121.937053" calcext:value-type="float">
            <text:p>-121.937053</text:p>
          </table:table-cell>
          <table:table-cell office:value-type="string" calcext:value-type="string">
            <text:p>1001 Railroad Ave., Santa Clara 950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2x Daily</text:p>
          </table:table-cell>
          <table:table-cell office:value-type="float" office:value="37.342038" calcext:value-type="float">
            <text:p>37.342038</text:p>
          </table:table-cell>
          <table:table-cell office:value-type="float" office:value="-121.915072" calcext:value-type="float">
            <text:p>-121.915072</text:p>
          </table:table-cell>
          <table:table-cell office:value-type="string" calcext:value-type="string">
            <text:p>780 Stockton Ave., San Jose 95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an Jose Diridon</text:p>
          </table:table-cell>
          <table:table-cell office:value-type="string" calcext:value-type="string">
            <text:p>SJD</text:p>
          </table:table-cell>
          <table:table-cell office:value-type="string" calcext:value-type="string">
            <text:p>Express</text:p>
          </table:table-cell>
          <table:table-cell office:value-type="float" office:value="37.32992" calcext:value-type="float">
            <text:p>37.32992</text:p>
          </table:table-cell>
          <table:table-cell office:value-type="float" office:value="-121.902496" calcext:value-type="float">
            <text:p>-121.902496</text:p>
          </table:table-cell>
          <table:table-cell office:value-type="string" calcext:value-type="string">
            <text:p>65 Cahill St., San Jose 95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Tamien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South County</text:p>
          </table:table-cell>
          <table:table-cell office:value-type="float" office:value="37.311589" calcext:value-type="float">
            <text:p>37.311589</text:p>
          </table:table-cell>
          <table:table-cell office:value-type="float" office:value="-121.8822" calcext:value-type="float">
            <text:p>-121.8822</text:p>
          </table:table-cell>
          <table:table-cell office:value-type="string" calcext:value-type="string">
            <text:p>1355 Lick Ave., San Jose 95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pito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outh County</text:p>
          </table:table-cell>
          <table:table-cell office:value-type="float" office:value="37.27239" calcext:value-type="float">
            <text:p>37.27239</text:p>
          </table:table-cell>
          <table:table-cell office:value-type="float" office:value="-121.82877" calcext:value-type="float">
            <text:p>-121.82877</text:p>
          </table:table-cell>
          <table:table-cell office:value-type="string" calcext:value-type="string">
            <text:p>3400 Monterey Hwy., San Jose 95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Blossom Hill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South County</text:p>
          </table:table-cell>
          <table:table-cell office:value-type="float" office:value="37.241424" calcext:value-type="float">
            <text:p>37.241424</text:p>
          </table:table-cell>
          <table:table-cell office:value-type="float" office:value="-121.778532" calcext:value-type="float">
            <text:p>-121.778532</text:p>
          </table:table-cell>
          <table:table-cell office:value-type="string" calcext:value-type="string">
            <text:p>5560 Monterey Hwy., San Jose 95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rgan Hill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South County</text:p>
          </table:table-cell>
          <table:table-cell office:value-type="float" office:value="37.130145" calcext:value-type="float">
            <text:p>37.130145</text:p>
          </table:table-cell>
          <table:table-cell office:value-type="float" office:value="-121.651602" calcext:value-type="float">
            <text:p>-121.651602</text:p>
          </table:table-cell>
          <table:table-cell office:value-type="string" calcext:value-type="string">
            <text:p>17300 Depot St., Morgan Hill 95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an Martin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outh County</text:p>
          </table:table-cell>
          <table:table-cell office:value-type="float" office:value="37.0857414290039" calcext:value-type="float">
            <text:p>37.0857414290039</text:p>
          </table:table-cell>
          <table:table-cell office:value-type="float" office:value="-121.610457736484" calcext:value-type="float">
            <text:p>-121.610457736484</text:p>
          </table:table-cell>
          <table:table-cell office:value-type="string" calcext:value-type="string">
            <text:p>13400 Monterey Hwy., San Martin 95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ilroy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South County</text:p>
          </table:table-cell>
          <table:table-cell office:value-type="float" office:value="37.004451" calcext:value-type="float">
            <text:p>37.004451</text:p>
          </table:table-cell>
          <table:table-cell office:value-type="float" office:value="-121.566874" calcext:value-type="float">
            <text:p>-121.566874</text:p>
          </table:table-cell>
          <table:table-cell office:value-type="string" calcext:value-type="string">
            <text:p>7150 Monterey St., Gilroy 95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22:59:44.289485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0:37:36.793068508</meta:creation-date>
    <dc:date>2025-01-02T23:00:11.436974032</dc:date>
    <meta:editing-duration>PT26M41S</meta:editing-duration>
    <meta:editing-cycles>21</meta:editing-cycles>
    <meta:generator>LibreOffice/24.2.7.2$Linux_X86_64 LibreOffice_project/420$Build-2</meta:generator>
    <meta:document-statistic meta:table-count="1" meta:cell-count="255" meta:object-count="0"/>
  </office:meta>
</office:document-meta>
</file>